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25.7cm" table:align="margins"/>
    </style:style>
    <style:style style:name="Tabela1.A" style:family="table-column">
      <style:table-column-properties style:column-width="2.91cm" style:rel-column-width="1650*"/>
    </style:style>
    <style:style style:name="Tabela1.B" style:family="table-column">
      <style:table-column-properties style:column-width="5.398cm" style:rel-column-width="3060*"/>
    </style:style>
    <style:style style:name="Tabela1.C" style:family="table-column">
      <style:table-column-properties style:column-width="6.879cm" style:rel-column-width="3900*"/>
    </style:style>
    <style:style style:name="Tabela1.D" style:family="table-column">
      <style:table-column-properties style:column-width="2.103cm" style:rel-column-width="1192*"/>
    </style:style>
    <style:style style:name="Tabela1.F" style:family="table-column">
      <style:table-column-properties style:column-width="3.152cm" style:rel-column-width="1787*"/>
    </style:style>
    <style:style style:name="Tabela1.G" style:family="table-column">
      <style:table-column-properties style:column-width="3.156cm" style:rel-column-width="1789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G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officeooo:rsid="001e6dbd" officeooo:paragraph-rsid="001e6dbd" style:font-size-asian="10pt" style:font-size-complex="10pt"/>
    </style:style>
    <style:style style:name="P3" style:family="paragraph" style:parent-style-name="Table_20_Contents">
      <style:text-properties fo:font-size="10pt" officeooo:rsid="001edeab" officeooo:paragraph-rsid="001edeab" style:font-size-asian="10pt" style:font-size-complex="10pt"/>
    </style:style>
    <style:style style:name="P4" style:family="paragraph" style:parent-style-name="Table_20_Contents">
      <style:text-properties fo:font-size="10pt" officeooo:rsid="00204526" officeooo:paragraph-rsid="00204526" style:font-size-asian="10pt" style:font-size-complex="10pt"/>
    </style:style>
    <style:style style:name="P5" style:family="paragraph" style:parent-style-name="Table_20_Contents">
      <style:text-properties fo:font-size="10pt" officeooo:rsid="0021e9b0" officeooo:paragraph-rsid="0021e9b0" style:font-size-asian="10pt" style:font-size-complex="10pt"/>
    </style:style>
    <style:style style:name="P6" style:family="paragraph" style:parent-style-name="Table_20_Contents">
      <style:text-properties fo:font-size="10pt" officeooo:rsid="00248a16" officeooo:paragraph-rsid="00248a16" style:font-size-asian="10pt" style:font-size-complex="10pt"/>
    </style:style>
    <style:style style:name="P7" style:family="paragraph" style:parent-style-name="Table_20_Contents">
      <style:text-properties fo:font-size="10pt" officeooo:rsid="00267b6f" officeooo:paragraph-rsid="00267b6f" style:font-size-asian="10pt" style:font-size-complex="10pt"/>
    </style:style>
    <style:style style:name="P8" style:family="paragraph" style:parent-style-name="Table_20_Contents">
      <style:text-properties fo:font-size="10pt" officeooo:rsid="00267b6f" officeooo:paragraph-rsid="00275378" style:font-size-asian="10pt" style:font-size-complex="10pt"/>
    </style:style>
    <style:style style:name="P9" style:family="paragraph" style:parent-style-name="Table_20_Contents">
      <style:text-properties fo:font-size="10pt" officeooo:rsid="00267b6f" officeooo:paragraph-rsid="0031a2d1" style:font-size-asian="10pt" style:font-size-complex="10pt"/>
    </style:style>
    <style:style style:name="P10" style:family="paragraph" style:parent-style-name="Table_20_Contents">
      <style:text-properties fo:font-size="10pt" officeooo:rsid="00275378" officeooo:paragraph-rsid="00275378" style:font-size-asian="10pt" style:font-size-complex="10pt"/>
    </style:style>
    <style:style style:name="P11" style:family="paragraph" style:parent-style-name="Table_20_Contents">
      <style:text-properties fo:font-size="10pt" officeooo:rsid="0027d25b" officeooo:paragraph-rsid="0027d25b" style:font-size-asian="10pt" style:font-size-complex="10pt"/>
    </style:style>
    <style:style style:name="P12" style:family="paragraph" style:parent-style-name="Table_20_Contents">
      <style:text-properties fo:font-size="10pt" officeooo:rsid="00293548" officeooo:paragraph-rsid="00293548" style:font-size-asian="10pt" style:font-size-complex="10pt"/>
    </style:style>
    <style:style style:name="P13" style:family="paragraph" style:parent-style-name="Table_20_Contents">
      <style:text-properties fo:font-size="10pt" officeooo:rsid="002c9b06" officeooo:paragraph-rsid="002c9b06" style:font-size-asian="10pt" style:font-size-complex="10pt"/>
    </style:style>
    <style:style style:name="P14" style:family="paragraph" style:parent-style-name="Table_20_Contents">
      <style:text-properties fo:font-size="10pt" officeooo:rsid="002ace3a" officeooo:paragraph-rsid="002ace3a" style:font-size-asian="10pt" style:font-size-complex="10pt"/>
    </style:style>
    <style:style style:name="P15" style:family="paragraph" style:parent-style-name="Table_20_Contents">
      <style:text-properties fo:font-size="10pt" officeooo:rsid="0030803f" officeooo:paragraph-rsid="0030803f" style:font-size-asian="10pt" style:font-size-complex="10pt"/>
    </style:style>
    <style:style style:name="P16" style:family="paragraph" style:parent-style-name="Table_20_Contents">
      <style:text-properties fo:font-size="10pt" officeooo:rsid="0031a2d1" officeooo:paragraph-rsid="0031a2d1" style:font-size-asian="10pt" style:font-size-complex="10pt"/>
    </style:style>
    <style:style style:name="P17" style:family="paragraph" style:parent-style-name="Table_20_Contents">
      <style:text-properties fo:font-size="10pt" officeooo:rsid="002cfa1a" officeooo:paragraph-rsid="0031a2d1" style:font-size-asian="10pt" style:font-size-complex="10pt"/>
    </style:style>
    <style:style style:name="P18" style:family="paragraph" style:parent-style-name="Table_20_Contents">
      <style:text-properties fo:font-size="10pt" officeooo:rsid="002cfa1a" officeooo:paragraph-rsid="003407a6" style:font-size-asian="10pt" style:font-size-complex="10pt"/>
    </style:style>
    <style:style style:name="P19" style:family="paragraph" style:parent-style-name="Table_20_Contents">
      <style:text-properties fo:font-size="10pt" officeooo:rsid="00321d72" officeooo:paragraph-rsid="00321d72" style:font-size-asian="10pt" style:font-size-complex="10pt"/>
    </style:style>
    <style:style style:name="P20" style:family="paragraph" style:parent-style-name="Table_20_Contents">
      <style:text-properties fo:font-size="10pt" officeooo:rsid="003407a6" officeooo:paragraph-rsid="003407a6" style:font-size-asian="10pt" style:font-size-complex="10pt"/>
    </style:style>
    <style:style style:name="P21" style:family="paragraph" style:parent-style-name="Table_20_Contents">
      <style:text-properties fo:font-size="10pt" officeooo:rsid="0039636f" officeooo:paragraph-rsid="0039636f" style:font-size-asian="10pt" style:font-size-complex="10pt"/>
    </style:style>
    <style:style style:name="P22" style:family="paragraph" style:parent-style-name="Table_20_Contents">
      <style:text-properties fo:font-size="10pt" officeooo:rsid="003a9edd" officeooo:paragraph-rsid="003a9edd" style:font-size-asian="10pt" style:font-size-complex="10pt"/>
    </style:style>
    <style:style style:name="P23" style:family="paragraph" style:parent-style-name="Table_20_Contents">
      <style:text-properties fo:font-size="10pt" officeooo:rsid="003bc829" officeooo:paragraph-rsid="003bc829" style:font-size-asian="10pt" style:font-size-complex="10pt"/>
    </style:style>
    <style:style style:name="P24" style:family="paragraph" style:parent-style-name="Table_20_Contents">
      <style:text-properties fo:font-size="10pt" officeooo:rsid="003dbd54" officeooo:paragraph-rsid="003dbd54" style:font-size-asian="10pt" style:font-size-complex="10pt"/>
    </style:style>
    <style:style style:name="P25" style:family="paragraph" style:parent-style-name="Table_20_Contents">
      <style:text-properties fo:font-size="10pt" officeooo:rsid="003f18bd" officeooo:paragraph-rsid="003f18bd" style:font-size-asian="10pt" style:font-size-complex="10pt"/>
    </style:style>
    <style:style style:name="P26" style:family="paragraph" style:parent-style-name="Table_20_Contents">
      <style:text-properties fo:font-size="10pt" officeooo:rsid="0040e7bd" officeooo:paragraph-rsid="0040e7bd" style:font-size-asian="10pt" style:font-size-complex="10pt"/>
    </style:style>
    <style:style style:name="P27" style:family="paragraph" style:parent-style-name="Table_20_Contents">
      <style:text-properties fo:font-size="10pt" officeooo:rsid="00422a8f" officeooo:paragraph-rsid="00422a8f" style:font-size-asian="10pt" style:font-size-complex="10pt"/>
    </style:style>
    <style:style style:name="P28" style:family="paragraph" style:parent-style-name="Table_20_Contents">
      <style:text-properties fo:font-size="10pt" officeooo:rsid="0042e983" officeooo:paragraph-rsid="0042e983" style:font-size-asian="10pt" style:font-size-complex="10pt"/>
    </style:style>
    <style:style style:name="P29" style:family="paragraph" style:parent-style-name="Table_20_Contents">
      <style:text-properties fo:font-size="10pt" officeooo:rsid="004a06c1" officeooo:paragraph-rsid="004a06c1" style:font-size-asian="10pt" style:font-size-complex="10pt"/>
    </style:style>
    <style:style style:name="P30" style:family="paragraph" style:parent-style-name="Table_20_Contents">
      <style:text-properties fo:font-size="10pt" officeooo:rsid="004a06c1" officeooo:paragraph-rsid="004a8715" style:font-size-asian="10pt" style:font-size-complex="10pt"/>
    </style:style>
    <style:style style:name="P31" style:family="paragraph" style:parent-style-name="Table_20_Contents">
      <style:text-properties fo:font-size="10pt" officeooo:rsid="004a8715" officeooo:paragraph-rsid="004a8715" style:font-size-asian="10pt" style:font-size-complex="10pt"/>
    </style:style>
    <style:style style:name="P32" style:family="paragraph" style:parent-style-name="Table_20_Contents">
      <style:text-properties fo:font-size="10pt" officeooo:rsid="004c50cd" officeooo:paragraph-rsid="004c50cd" style:font-size-asian="10pt" style:font-size-complex="10pt"/>
    </style:style>
    <style:style style:name="P33" style:family="paragraph" style:parent-style-name="Table_20_Contents">
      <style:text-properties fo:font-size="10pt" officeooo:rsid="004cafdf" officeooo:paragraph-rsid="004cafdf" style:font-size-asian="10pt" style:font-size-complex="10pt"/>
    </style:style>
    <style:style style:name="P34" style:family="paragraph" style:parent-style-name="Table_20_Contents">
      <style:text-properties fo:font-size="10pt" officeooo:rsid="004e6547" officeooo:paragraph-rsid="004e6547" style:font-size-asian="10pt" style:font-size-complex="10pt"/>
    </style:style>
    <style:style style:name="P35" style:family="paragraph" style:parent-style-name="Table_20_Contents">
      <style:text-properties fo:font-size="10pt" officeooo:rsid="004f3072" officeooo:paragraph-rsid="004f3072" style:font-size-asian="10pt" style:font-size-complex="10pt"/>
    </style:style>
    <style:style style:name="P36" style:family="paragraph" style:parent-style-name="Table_20_Contents">
      <style:text-properties fo:font-size="10pt" officeooo:rsid="00511c91" officeooo:paragraph-rsid="00511c91" style:font-size-asian="10pt" style:font-size-complex="10pt"/>
    </style:style>
    <style:style style:name="P37" style:family="paragraph" style:parent-style-name="Table_20_Contents">
      <style:text-properties fo:font-size="10pt" officeooo:rsid="0052d286" officeooo:paragraph-rsid="0052d286" style:font-size-asian="10pt" style:font-size-complex="10pt"/>
    </style:style>
    <style:style style:name="P38" style:family="paragraph" style:parent-style-name="Table_20_Contents">
      <style:text-properties fo:font-size="10pt" officeooo:rsid="0055041e" officeooo:paragraph-rsid="0055041e" style:font-size-asian="10pt" style:font-size-complex="10pt"/>
    </style:style>
    <style:style style:name="P39" style:family="paragraph" style:parent-style-name="Table_20_Contents">
      <style:text-properties fo:font-size="10pt" officeooo:rsid="00562e9e" officeooo:paragraph-rsid="00562e9e" style:font-size-asian="10pt" style:font-size-complex="10pt"/>
    </style:style>
    <style:style style:name="P40" style:family="paragraph" style:parent-style-name="Table_20_Contents">
      <style:text-properties fo:font-size="10pt" officeooo:rsid="00598efe" officeooo:paragraph-rsid="00598efe" style:font-size-asian="10pt" style:font-size-complex="10pt"/>
    </style:style>
    <style:style style:name="P41" style:family="paragraph" style:parent-style-name="Table_20_Contents">
      <style:text-properties fo:font-size="10pt" officeooo:rsid="005b7fd3" officeooo:paragraph-rsid="005b7fd3" style:font-size-asian="10pt" style:font-size-complex="10pt"/>
    </style:style>
    <style:style style:name="P42" style:family="paragraph" style:parent-style-name="Table_20_Contents">
      <style:text-properties fo:font-size="10pt" officeooo:rsid="005bce71" officeooo:paragraph-rsid="005bce71" style:font-size-asian="10pt" style:font-size-complex="10pt"/>
    </style:style>
    <style:style style:name="P43" style:family="paragraph" style:parent-style-name="Table_20_Contents">
      <style:text-properties fo:font-size="10pt" officeooo:rsid="005c24a3" officeooo:paragraph-rsid="005c24a3" style:font-size-asian="10pt" style:font-size-complex="10pt"/>
    </style:style>
    <style:style style:name="P44" style:family="paragraph" style:parent-style-name="Table_20_Contents">
      <style:text-properties fo:font-size="10pt" officeooo:rsid="005c5d93" officeooo:paragraph-rsid="005c5d93" style:font-size-asian="10pt" style:font-size-complex="10pt"/>
    </style:style>
    <style:style style:name="P45" style:family="paragraph" style:parent-style-name="Table_20_Contents">
      <style:text-properties fo:font-size="10pt" officeooo:rsid="005e8324" officeooo:paragraph-rsid="005e8324" style:font-size-asian="10pt" style:font-size-complex="10pt"/>
    </style:style>
    <style:style style:name="P46" style:family="paragraph" style:parent-style-name="Table_20_Contents">
      <style:text-properties fo:font-size="10pt" fo:font-weight="bold" officeooo:rsid="002c9b06" officeooo:paragraph-rsid="002c9b06" style:font-size-asian="10pt" style:font-weight-asian="bold" style:font-size-complex="10pt" style:font-weight-complex="bold"/>
    </style:style>
    <style:style style:name="P47" style:family="paragraph" style:parent-style-name="Table_20_Contents">
      <style:text-properties fo:font-size="10pt" fo:font-weight="normal" officeooo:rsid="002c9b06" officeooo:paragraph-rsid="002c9b06" style:font-size-asian="10pt" style:font-weight-asian="normal" style:font-size-complex="10pt" style:font-weight-complex="normal"/>
    </style:style>
    <style:style style:name="P48" style:family="paragraph" style:parent-style-name="Table_20_Contents">
      <style:text-properties fo:font-size="10pt" fo:font-weight="normal" officeooo:rsid="002cfa1a" officeooo:paragraph-rsid="0031a2d1" style:font-size-asian="10pt" style:font-weight-asian="normal" style:font-size-complex="10pt" style:font-weight-complex="normal"/>
    </style:style>
    <style:style style:name="P49" style:family="paragraph" style:parent-style-name="Table_20_Contents">
      <style:text-properties style:font-name="Liberation Serif" fo:font-size="10pt" style:font-size-asian="10pt" style:font-size-complex="10pt"/>
    </style:style>
    <style:style style:name="P50" style:family="paragraph" style:parent-style-name="Table_20_Contents">
      <style:text-properties style:font-name="Liberation Serif" fo:font-size="10pt" officeooo:rsid="001e6dbd" officeooo:paragraph-rsid="001e6dbd" style:font-size-asian="10pt" style:font-size-complex="10pt"/>
    </style:style>
    <style:style style:name="P51" style:family="paragraph" style:parent-style-name="Text_20_body">
      <style:text-properties fo:font-variant="normal" fo:text-transform="none" fo:color="#111111" style:font-name="Liberation Serif" fo:font-size="10pt" fo:letter-spacing="normal" fo:font-style="normal" fo:font-weight="normal" style:font-size-asian="10pt" style:font-size-complex="10pt"/>
    </style:style>
    <style:style style:name="P52" style:family="paragraph" style:parent-style-name="Text_20_body">
      <style:text-properties fo:font-variant="normal" fo:text-transform="none" fo:color="#111111" style:font-name="Liberation Serif" fo:font-size="10pt" fo:letter-spacing="normal" fo:font-style="normal" fo:font-weight="normal" officeooo:rsid="002edfd1" officeooo:paragraph-rsid="002edfd1" style:font-size-asian="10pt" style:font-size-complex="10pt"/>
    </style:style>
    <style:style style:name="P53" style:family="paragraph" style:parent-style-name="Text_20_body">
      <style:text-properties fo:font-variant="normal" fo:text-transform="none" fo:color="#111111" style:font-name="Liberation Serif" fo:font-size="10pt" fo:letter-spacing="normal" fo:font-style="normal" fo:font-weight="normal" officeooo:rsid="003dbd54" officeooo:paragraph-rsid="003dbd54" style:font-size-asian="10pt" style:font-size-complex="10pt"/>
    </style:style>
    <style:style style:name="P54" style:family="paragraph" style:parent-style-name="Text_20_body">
      <style:text-properties fo:font-variant="normal" fo:text-transform="none" fo:color="#000000" style:font-name="Liberation Serif" fo:font-size="10pt" fo:letter-spacing="normal" fo:font-style="normal" fo:font-weight="normal" officeooo:rsid="003dbd54" officeooo:paragraph-rsid="004a06c1" style:font-size-asian="10pt" style:font-size-complex="10pt"/>
    </style:style>
    <style:style style:name="P55" style:family="paragraph" style:parent-style-name="Text_20_body">
      <style:text-properties fo:font-variant="normal" fo:text-transform="none" fo:color="#000000" style:font-name="Liberation Serif" fo:font-size="10pt" fo:letter-spacing="normal" fo:font-style="normal" fo:font-weight="normal" officeooo:rsid="003dbd54" officeooo:paragraph-rsid="004a8715" style:font-size-asian="10pt" style:font-size-complex="10pt"/>
    </style:style>
    <style:style style:name="P56" style:family="paragraph" style:parent-style-name="Text_20_body">
      <style:text-properties fo:color="#000000" fo:font-size="10pt" officeooo:paragraph-rsid="004a8715" style:font-size-asian="10pt" style:font-size-complex="10pt"/>
    </style:style>
    <style:style style:name="P57" style:family="paragraph" style:parent-style-name="Text_20_body">
      <style:text-properties fo:color="#000000" fo:font-size="10pt" officeooo:rsid="00566fd5" officeooo:paragraph-rsid="00566fd5" style:font-size-asian="10pt" style:font-size-complex="10pt"/>
    </style:style>
    <style:style style:name="P58" style:family="paragraph" style:parent-style-name="Text_20_body">
      <style:text-properties fo:color="#000000" fo:font-size="10pt" officeooo:rsid="00587803" officeooo:paragraph-rsid="00587803" style:font-size-asian="10pt" style:font-size-complex="10pt"/>
    </style:style>
    <style:style style:name="P59" style:family="paragraph" style:parent-style-name="Text_20_body">
      <style:text-properties fo:color="#000000" fo:font-size="10pt" officeooo:rsid="005911db" officeooo:paragraph-rsid="005911db" style:font-size-asian="10pt" style:font-size-complex="10pt"/>
    </style:style>
    <style:style style:name="P60" style:family="paragraph" style:parent-style-name="Standard">
      <style:text-properties officeooo:rsid="007d5a87" officeooo:paragraph-rsid="007d5a87"/>
    </style:style>
    <style:style style:name="P61" style:family="paragraph" style:parent-style-name="Standard" style:list-style-name="L18">
      <style:text-properties officeooo:rsid="007d5a87" officeooo:paragraph-rsid="007d5a87"/>
    </style:style>
    <style:style style:name="P62" style:family="paragraph" style:parent-style-name="Text_20_body">
      <style:text-properties fo:color="#000000" fo:font-size="10pt" officeooo:rsid="005e99fa" officeooo:paragraph-rsid="005e99fa" style:font-size-asian="10pt" style:font-size-complex="10pt"/>
    </style:style>
    <style:style style:name="P63" style:family="paragraph" style:parent-style-name="Text_20_body">
      <style:text-properties fo:color="#000000" fo:font-size="10pt" officeooo:rsid="00587803" officeooo:paragraph-rsid="00587803" style:font-size-asian="10pt" style:font-size-complex="10pt"/>
    </style:style>
    <style:style style:name="P64" style:family="paragraph" style:parent-style-name="Text_20_body">
      <style:text-properties fo:color="#000000" fo:font-size="10pt" officeooo:rsid="006ea459" officeooo:paragraph-rsid="006ea459" style:font-size-asian="10pt" style:font-size-complex="10pt"/>
    </style:style>
    <style:style style:name="P65" style:family="paragraph" style:parent-style-name="Table_20_Contents" style:list-style-name="L1">
      <style:text-properties fo:font-size="10pt" officeooo:rsid="0021e9b0" officeooo:paragraph-rsid="0021e9b0" style:font-size-asian="10pt" style:font-size-complex="10pt"/>
    </style:style>
    <style:style style:name="P66" style:family="paragraph" style:parent-style-name="Table_20_Contents" style:list-style-name="L1">
      <style:text-properties fo:font-size="10pt" officeooo:rsid="0022bef8" officeooo:paragraph-rsid="0022bef8" style:font-size-asian="10pt" style:font-size-complex="10pt"/>
    </style:style>
    <style:style style:name="P67" style:family="paragraph" style:parent-style-name="Table_20_Contents" style:list-style-name="L2">
      <style:text-properties fo:font-size="10pt" officeooo:rsid="00248a16" officeooo:paragraph-rsid="00248a16" style:font-size-asian="10pt" style:font-size-complex="10pt"/>
    </style:style>
    <style:style style:name="P68" style:family="paragraph" style:parent-style-name="Table_20_Contents" style:list-style-name="L2">
      <style:text-properties fo:font-size="10pt" officeooo:rsid="001e6dbd" officeooo:paragraph-rsid="00204526" style:font-size-asian="10pt" style:font-size-complex="10pt"/>
    </style:style>
    <style:style style:name="P69" style:family="paragraph" style:parent-style-name="Table_20_Contents" style:list-style-name="L2">
      <style:text-properties fo:font-size="10pt" officeooo:paragraph-rsid="00204526" style:font-size-asian="10pt" style:font-size-complex="10pt"/>
    </style:style>
    <style:style style:name="P70" style:family="paragraph" style:parent-style-name="Table_20_Contents" style:list-style-name="L3">
      <style:text-properties fo:font-size="10pt" officeooo:rsid="00293548" officeooo:paragraph-rsid="00293548" style:font-size-asian="10pt" style:font-size-complex="10pt"/>
    </style:style>
    <style:style style:name="P71" style:family="paragraph" style:parent-style-name="Table_20_Contents" style:list-style-name="L4">
      <style:text-properties fo:font-size="10pt" officeooo:rsid="003407a6" officeooo:paragraph-rsid="003407a6" style:font-size-asian="10pt" style:font-size-complex="10pt"/>
    </style:style>
    <style:style style:name="P72" style:family="paragraph" style:parent-style-name="Table_20_Contents" style:list-style-name="L5">
      <style:text-properties fo:font-size="10pt" officeooo:rsid="0030803f" officeooo:paragraph-rsid="0030803f" style:font-size-asian="10pt" style:font-size-complex="10pt"/>
    </style:style>
    <style:style style:name="P73" style:family="paragraph" style:parent-style-name="Table_20_Contents" style:list-style-name="L6">
      <style:text-properties fo:font-size="10pt" officeooo:rsid="0039636f" officeooo:paragraph-rsid="0039636f" style:font-size-asian="10pt" style:font-size-complex="10pt"/>
    </style:style>
    <style:style style:name="P74" style:family="paragraph" style:parent-style-name="Table_20_Contents" style:list-style-name="L7">
      <style:text-properties fo:font-size="10pt" officeooo:rsid="003bc829" officeooo:paragraph-rsid="003bc829" style:font-size-asian="10pt" style:font-size-complex="10pt"/>
    </style:style>
    <style:style style:name="P75" style:family="paragraph" style:parent-style-name="Table_20_Contents" style:list-style-name="L8">
      <style:text-properties fo:font-size="10pt" officeooo:rsid="004a8715" officeooo:paragraph-rsid="004a8715" style:font-size-asian="10pt" style:font-size-complex="10pt"/>
    </style:style>
    <style:style style:name="P76" style:family="paragraph" style:parent-style-name="Table_20_Contents" style:list-style-name="L9">
      <style:text-properties fo:font-size="10pt" officeooo:rsid="004a8715" officeooo:paragraph-rsid="004a8715" style:font-size-asian="10pt" style:font-size-complex="10pt"/>
    </style:style>
    <style:style style:name="P77" style:family="paragraph" style:parent-style-name="Table_20_Contents" style:list-style-name="L10">
      <style:text-properties fo:font-size="10pt" officeooo:rsid="004c50cd" officeooo:paragraph-rsid="004c50cd" style:font-size-asian="10pt" style:font-size-complex="10pt"/>
    </style:style>
    <style:style style:name="P78" style:family="paragraph" style:parent-style-name="Table_20_Contents" style:list-style-name="L10">
      <style:text-properties fo:font-size="10pt" officeooo:rsid="004cafdf" officeooo:paragraph-rsid="004cafdf" style:font-size-asian="10pt" style:font-size-complex="10pt"/>
    </style:style>
    <style:style style:name="P79" style:family="paragraph" style:parent-style-name="Table_20_Contents" style:list-style-name="L11">
      <style:text-properties fo:font-size="10pt" officeooo:rsid="0052d286" officeooo:paragraph-rsid="0052d286" style:font-size-asian="10pt" style:font-size-complex="10pt"/>
    </style:style>
    <style:style style:name="P80" style:family="paragraph" style:parent-style-name="Table_20_Contents" style:list-style-name="L12">
      <style:text-properties fo:font-size="10pt" officeooo:rsid="0052d286" officeooo:paragraph-rsid="0052d286" style:font-size-asian="10pt" style:font-size-complex="10pt"/>
    </style:style>
    <style:style style:name="P81" style:family="paragraph" style:parent-style-name="Table_20_Contents" style:list-style-name="L13">
      <style:text-properties fo:font-size="10pt" officeooo:rsid="0055041e" officeooo:paragraph-rsid="0055041e" style:font-size-asian="10pt" style:font-size-complex="10pt"/>
    </style:style>
    <style:style style:name="P82" style:family="paragraph" style:parent-style-name="Table_20_Contents" style:list-style-name="L14">
      <style:text-properties fo:font-size="10pt" officeooo:rsid="0055041e" officeooo:paragraph-rsid="0055041e" style:font-size-asian="10pt" style:font-size-complex="10pt"/>
    </style:style>
    <style:style style:name="P83" style:family="paragraph" style:parent-style-name="Table_20_Contents" style:list-style-name="L15">
      <style:text-properties fo:font-size="10pt" officeooo:rsid="00598efe" officeooo:paragraph-rsid="00598efe" style:font-size-asian="10pt" style:font-size-complex="10pt"/>
    </style:style>
    <style:style style:name="P84" style:family="paragraph" style:parent-style-name="Table_20_Contents">
      <style:text-properties fo:font-size="10pt" officeooo:rsid="00598efe" officeooo:paragraph-rsid="00598efe" style:font-size-asian="10pt" style:font-size-complex="10pt"/>
    </style:style>
    <style:style style:name="P85" style:family="paragraph" style:parent-style-name="Table_20_Contents">
      <style:text-properties fo:font-size="10pt" officeooo:rsid="005f99db" officeooo:paragraph-rsid="005f99db" style:font-size-asian="10pt" style:font-size-complex="10pt"/>
    </style:style>
    <style:style style:name="P86" style:family="paragraph" style:parent-style-name="Table_20_Contents">
      <style:text-properties fo:font-size="10pt" officeooo:rsid="005e8324" officeooo:paragraph-rsid="00618a3a" style:font-size-asian="10pt" style:font-size-complex="10pt"/>
    </style:style>
    <style:style style:name="P87" style:family="paragraph" style:parent-style-name="Table_20_Contents">
      <style:text-properties fo:font-size="10pt" officeooo:rsid="00636fc4" officeooo:paragraph-rsid="00636fc4" style:font-size-asian="10pt" style:font-size-complex="10pt"/>
    </style:style>
    <style:style style:name="P88" style:family="paragraph" style:parent-style-name="Table_20_Contents">
      <style:text-properties fo:font-size="10pt" officeooo:rsid="006800e9" officeooo:paragraph-rsid="006800e9" style:font-size-asian="10pt" style:font-size-complex="10pt"/>
    </style:style>
    <style:style style:name="P89" style:family="paragraph" style:parent-style-name="Table_20_Contents">
      <style:text-properties fo:font-size="10pt" officeooo:rsid="006cb48a" officeooo:paragraph-rsid="006cb48a" style:font-size-asian="10pt" style:font-size-complex="10pt"/>
    </style:style>
    <style:style style:name="P90" style:family="paragraph" style:parent-style-name="Table_20_Contents">
      <style:text-properties fo:font-size="10pt" officeooo:rsid="005b7fd3" officeooo:paragraph-rsid="005b7fd3" style:font-size-asian="10pt" style:font-size-complex="10pt"/>
    </style:style>
    <style:style style:name="P91" style:family="paragraph" style:parent-style-name="Table_20_Contents">
      <style:text-properties fo:font-size="10pt" officeooo:rsid="005c24a3" officeooo:paragraph-rsid="005c24a3" style:font-size-asian="10pt" style:font-size-complex="10pt"/>
    </style:style>
    <style:style style:name="P92" style:family="paragraph" style:parent-style-name="Table_20_Contents">
      <style:text-properties fo:font-size="10pt" officeooo:rsid="005bce71" officeooo:paragraph-rsid="005bce71" style:font-size-asian="10pt" style:font-size-complex="10pt"/>
    </style:style>
    <style:style style:name="P93" style:family="paragraph" style:parent-style-name="Table_20_Contents">
      <style:text-properties fo:font-size="10pt" officeooo:rsid="00722b52" officeooo:paragraph-rsid="00722b52" style:font-size-asian="10pt" style:font-size-complex="10pt"/>
    </style:style>
    <style:style style:name="P94" style:family="paragraph" style:parent-style-name="Table_20_Contents" style:list-style-name="L17">
      <style:text-properties fo:font-size="10pt" officeooo:rsid="0072ca44" officeooo:paragraph-rsid="0072ca44" style:font-size-asian="10pt" style:font-size-complex="10pt"/>
    </style:style>
    <style:style style:name="P95" style:family="paragraph" style:parent-style-name="Table_20_Contents">
      <style:text-properties fo:font-size="10pt" fo:font-weight="normal" officeooo:rsid="007e6da6" officeooo:paragraph-rsid="007e6da6" style:font-size-asian="10pt" style:font-weight-asian="normal" style:font-size-complex="10pt" style:font-weight-complex="normal"/>
    </style:style>
    <style:style style:name="P96" style:family="paragraph" style:parent-style-name="Table_20_Contents">
      <style:text-properties fo:font-size="10pt" fo:font-weight="normal" officeooo:rsid="002c9b06" officeooo:paragraph-rsid="002c9b06" style:font-size-asian="10pt" style:font-weight-asian="normal" style:font-size-complex="10pt" style:font-weight-complex="normal"/>
    </style:style>
    <style:style style:name="P97" style:family="paragraph" style:parent-style-name="Table_20_Contents" style:list-style-name="L3">
      <style:text-properties officeooo:rsid="002ace3a" officeooo:paragraph-rsid="002ace3a"/>
    </style:style>
    <style:style style:name="P98" style:family="paragraph" style:parent-style-name="Table_20_Contents" style:list-style-name="L16">
      <style:text-properties officeooo:rsid="00636fc4" officeooo:paragraph-rsid="00636fc4"/>
    </style:style>
    <style:style style:name="P99" style:family="paragraph" style:parent-style-name="Table_20_Contents" style:list-style-name="L16">
      <style:text-properties officeooo:paragraph-rsid="00636fc4"/>
    </style:style>
    <style:style style:name="P100" style:family="paragraph" style:parent-style-name="Table_20_Contents" style:list-style-name="L16">
      <style:text-properties officeooo:rsid="006728a2" officeooo:paragraph-rsid="006728a2"/>
    </style:style>
    <style:style style:name="P101" style:family="paragraph" style:parent-style-name="Table_20_Contents">
      <style:text-properties fo:font-weight="normal" officeooo:paragraph-rsid="002c9b06" style:font-weight-asian="normal" style:font-weight-complex="normal"/>
    </style:style>
    <style:style style:name="T1" style:family="text">
      <style:text-properties officeooo:rsid="001e6dbd"/>
    </style:style>
    <style:style style:name="T2" style:family="text">
      <style:text-properties fo:font-variant="normal" fo:text-transform="none" fo:color="#222222" fo:letter-spacing="normal" fo:font-style="normal" fo:font-weight="normal"/>
    </style:style>
    <style:style style:name="T3" style:family="text">
      <style:text-properties fo:color="#222222" fo:font-size="9.75pt"/>
    </style:style>
    <style:style style:name="T4" style:family="text">
      <style:text-properties fo:color="#222222" fo:font-size="9.75pt" fo:font-style="italic"/>
    </style:style>
    <style:style style:name="T5" style:family="text">
      <style:text-properties fo:color="#222222" fo:letter-spacing="normal" fo:font-style="italic" fo:font-weight="normal"/>
    </style:style>
    <style:style style:name="T6" style:family="text">
      <style:text-properties style:font-name="Liberation Serif1"/>
    </style:style>
    <style:style style:name="T7" style:family="text">
      <style:text-properties style:font-name="Liberation Serif1" officeooo:rsid="001e6dbd"/>
    </style:style>
    <style:style style:name="T8" style:family="text">
      <style:text-properties style:font-name="Liberation Serif" officeooo:rsid="001e6dbd"/>
    </style:style>
    <style:style style:name="T9" style:family="text">
      <style:text-properties style:font-name="Liberation Serif" officeooo:rsid="00204526"/>
    </style:style>
    <style:style style:name="T10" style:family="text">
      <style:text-properties officeooo:rsid="0022bef8"/>
    </style:style>
    <style:style style:name="T11" style:family="text">
      <style:text-properties officeooo:rsid="00275378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officeooo:rsid="00293548" style:font-size-asian="10pt" style:font-size-complex="10pt"/>
    </style:style>
    <style:style style:name="T14" style:family="text">
      <style:text-properties fo:font-size="10pt" officeooo:rsid="002c9b06" style:font-size-asian="10pt" style:font-size-complex="10pt"/>
    </style:style>
    <style:style style:name="T15" style:family="text">
      <style:text-properties fo:font-size="10pt" officeooo:rsid="00636fc4" style:font-size-asian="10pt" style:font-size-complex="10pt"/>
    </style:style>
    <style:style style:name="T16" style:family="text">
      <style:text-properties fo:font-size="10pt" fo:font-weight="bold" officeooo:rsid="002c9b06" style:font-size-asian="10pt" style:font-weight-asian="bold" style:font-size-complex="10pt" style:font-weight-complex="bold"/>
    </style:style>
    <style:style style:name="T17" style:family="text">
      <style:text-properties officeooo:rsid="002c9b06"/>
    </style:style>
    <style:style style:name="T18" style:family="text">
      <style:text-properties officeooo:rsid="002d27bf"/>
    </style:style>
    <style:style style:name="T19" style:family="text">
      <style:text-properties officeooo:rsid="00315bc2"/>
    </style:style>
    <style:style style:name="T20" style:family="text">
      <style:text-properties officeooo:rsid="0031a2d1"/>
    </style:style>
    <style:style style:name="T21" style:family="text">
      <style:text-properties fo:color="#333333" style:font-name="Verdana" fo:font-size="9pt"/>
    </style:style>
    <style:style style:name="T22" style:family="text">
      <style:text-properties officeooo:rsid="003a9edd"/>
    </style:style>
    <style:style style:name="T23" style:family="text">
      <style:text-properties officeooo:rsid="003addb7"/>
    </style:style>
    <style:style style:name="T24" style:family="text">
      <style:text-properties officeooo:rsid="003f18bd"/>
    </style:style>
    <style:style style:name="T25" style:family="text">
      <style:text-properties officeooo:rsid="0040e7bd"/>
    </style:style>
    <style:style style:name="T26" style:family="text">
      <style:text-properties officeooo:rsid="00422a8f"/>
    </style:style>
    <style:style style:name="T27" style:family="text">
      <style:text-properties officeooo:rsid="0042e983"/>
    </style:style>
    <style:style style:name="T28" style:family="text">
      <style:text-properties officeooo:rsid="004cafdf"/>
    </style:style>
    <style:style style:name="T29" style:family="text">
      <style:text-properties officeooo:rsid="00542731"/>
    </style:style>
    <style:style style:name="T30" style:family="text">
      <style:text-properties officeooo:rsid="0054877a"/>
    </style:style>
    <style:style style:name="T31" style:family="text">
      <style:text-properties officeooo:rsid="0056b974"/>
    </style:style>
    <style:style style:name="T32" style:family="text">
      <style:text-properties officeooo:rsid="005bce71"/>
    </style:style>
    <style:style style:name="T33" style:family="text">
      <style:text-properties style:text-position="super 58%"/>
    </style:style>
    <style:style style:name="T34" style:family="text">
      <style:text-properties officeooo:rsid="00635de0"/>
    </style:style>
    <style:style style:name="T35" style:family="text">
      <style:text-properties officeooo:rsid="006800e9"/>
    </style:style>
    <style:style style:name="T36" style:family="text">
      <style:text-properties officeooo:rsid="0069d937"/>
    </style:style>
    <style:style style:name="T37" style:family="text">
      <style:text-properties officeooo:rsid="006b12d4"/>
    </style:style>
    <style:style style:name="T38" style:family="text">
      <style:text-properties officeooo:rsid="006cb48a"/>
    </style:style>
    <style:style style:name="T39" style:family="text">
      <style:text-properties officeooo:rsid="0072ca44"/>
    </style:style>
    <style:style style:name="T40" style:family="text">
      <style:text-properties officeooo:rsid="00746c38"/>
    </style:style>
    <style:style style:name="T41" style:family="text">
      <style:text-properties officeooo:rsid="007a0a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 table:number-columns-repeated="2"/>
        <table:table-column table:style-name="Tabela1.F"/>
        <table:table-column table:style-name="Tabela1.G"/>
        <table:table-row>
          <table:table-cell table:style-name="Tabela1.A1" office:value-type="string">
            <text:p text:style-name="P2"><text:s/>Publikacja</text:p>
          </table:table-cell>
          <table:table-cell table:style-name="Tabela1.A1" office:value-type="string">
            <text:p text:style-name="P2">Dane</text:p>
          </table:table-cell>
          <table:table-cell table:style-name="Tabela1.A1" office:value-type="string">
            <text:p text:style-name="P2">Zastosowane metody <text:span text:style-name="T17">i ich parametry</text:span></text:p>
          </table:table-cell>
          <table:table-cell table:style-name="Tabela1.A1" table:number-columns-spanned="2" office:value-type="string">
            <text:p text:style-name="P16">Rezultaty</text:p>
          </table:table-cell>
          <table:covered-table-cell/>
          <table:table-cell table:style-name="Tabela1.A1" office:value-type="string">
            <text:p text:style-name="P3">Narzędzia</text:p>
          </table:table-cell>
          <table:table-cell table:style-name="Tabela1.G1" office:value-type="string">
            <text:p text:style-name="P10">Uwagi</text:p>
          </table:table-cell>
        </table:table-row>
        <table:table-row>
          <table:table-cell table:style-name="Tabela1.A2" office:value-type="string">
            <text:p text:style-name="P50"><text:span text:style-name="T2">SIWEK, Krzysztof; OSOWSKI, Stanisław. Data mining methods for prediction of air pollution. </text:span><text:span text:style-name="T5">International Journal of Applied Mathematics and Computer Science</text:span><text:span text:style-name="T2">, 2016, 26.2: 467-478.</text:span></text:p>
          </table:table-cell>
          <table:table-cell table:style-name="Tabela1.A2" office:value-type="string">
            <text:p text:style-name="P4">Dane zebrane z 2 stacji meteorologicznych w Warszawie w latach 2001-2014.</text:p>
            <text:p text:style-name="P5">Eksperymenty przeprowadzone dla zanieczyszczeń: PM10, SO2, NO2, O3.</text:p>
            <text:p text:style-name="P5">Wybrane parametry wejściowe <text:span text:style-name="T10">dla PM10 </text:span>(jeśli nie wskazano inaczej chodzi o dane z ostatnich 24 godzin):</text:p>
            <text:list xml:id="list2417400155220443841" text:style-name="L1">
              <text:list-item>
                <text:p text:style-name="P65">min., maks i średnie zanieczyszczenie;</text:p>
              </text:list-item>
              <text:list-item>
                <text:p text:style-name="P65">min., maks. I średnia temperatura;</text:p>
              </text:list-item>
              <text:list-item>
                <text:p text:style-name="P65">maks. Wilgotność;</text:p>
              </text:list-item>
              <text:list-item>
                <text:p text:style-name="P65">średnie nasłonecznienie;</text:p>
              </text:list-item>
              <text:list-item>
                <text:p text:style-name="P65">min., maks. I średnia prędkość wiatry wzdłuż współrzędnej x/y;</text:p>
              </text:list-item>
              <text:list-item>
                <text:p text:style-name="P65">poziom zanieczyszczenia kolejnego dnia przewidziany przez trend liniowy;</text:p>
              </text:list-item>
              <text:list-item>
                <text:p text:style-name="P65">wilgotność przewidziana na kolejny dzień przez trend liniowy;</text:p>
              </text:list-item>
              <text:list-item>
                <text:p text:style-name="P65">poziom zanieczyszczenia <text:span text:style-name="T10">zmierzony kilka razy w ciągu doby – nie wykorzystano wszystkich 24 pomiarów</text:span>;</text:p>
              </text:list-item>
              <text:list-item>
                <text:p text:style-name="P66">binarna reprezentacja pory roku;</text:p>
              </text:list-item>
              <text:list-item>
                <text:p text:style-name="P66">kod typu dnia – roboczy lub weekend.</text:p>
              </text:list-item>
            </text:list>
            <text:p text:style-name="P11">Wymieniono tu parametry wybrane przez algorytm genetyczny lub regresję krokową dla PM10. Dla <text:soft-page-break/>pozostałych zanieczyszczeń zbiór uzyskanych parametrów jest inny. <text:span text:style-name="T19">Dodatkowo parametry znalezione z użyciem algorytmu genetycznego nie muszą się pokrywać z tymi znalezionymi przez regresję krokową (forward selection).</text:span></text:p>
            <text:p text:style-name="P5"/>
          </table:table-cell>
          <table:table-cell table:style-name="Tabela1.A2" office:value-type="string">
            <text:p text:style-name="P6">Praca zawiera wyniki eksperymentów z użyciem:</text:p>
            <text:list xml:id="list5347081157361774441" text:style-name="L2">
              <text:list-item>
                <text:p text:style-name="P67">Random Forest Decision Tree</text:p>
              </text:list-item>
              <text:list-item>
                <text:p text:style-name="P68">Multi-layer perceptron - 12 neuronów w warstwie ukrytej;</text:p>
              </text:list-item>
              <text:list-item>
                <text:p text:style-name="P69"><text:span text:style-name="T1">Radial basis function - 300 gaussowskich funkcji bazowych z </text:span><text:span text:style-name="T7">σ</text:span><text:span text:style-name="T9">=</text:span><text:span text:style-name="T1">1;</text:span></text:p>
              </text:list-item>
              <text:list-item>
                <text:p text:style-name="P69"><text:span text:style-name="T1">Support Vector Machine with Gaussian kernel – C=100, </text:span><text:span text:style-name="T7">ε</text:span><text:span text:style-name="T9">=0.01, </text:span><text:span text:style-name="T7">σ</text:span><text:span text:style-name="T9">=</text:span><text:span text:style-name="T8">1</text:span><text:span text:style-name="T9"> </text:span><text:span text:style-name="T1">.</text:span></text:p>
                <text:p text:style-name="P69"/>
              </text:list-item>
            </text:list>
            <text:p text:style-name="P7">Przetestowano również skuteczność systemu złożonego z połączonych sieci MLP, RBF, SVR, gdzie wartości wyjściowe były przekazywane na wejście drzewa RF (RF-fusion) lub ich średnia ważona była używana do przewidzenia poziomu zanieczyszczenia n-dni do przodu (w_avg).</text:p>
            <text:p text:style-name="P7"/>
            <text:p text:style-name="P8"/>
          </table:table-cell>
          <table:table-cell table:style-name="Tabela1.A2" table:number-columns-spanned="2" office:value-type="string">
            <text:p text:style-name="P9">Najlepsze wyniki uzyskano dla RF (Mean Absolute Percentage Error na poziomie 17.92%, Mean Absolute Error 5.405 <text:span text:style-name="T6">μ</text:span>g/m3 dla PM10, z użyciem algorytmu generycznego), nieco gorsze (ale lepsze niż dla pojedynczych sieci MLP, RBF i SVR) dla RF-fusion (MAPE 23.36%, MAE <text:span text:style-name="T11">7.269 </text:span><text:span text:style-name="T6">μ</text:span>g/m3) i w_avg <text:span text:style-name="T11">(MAPE 22.68%, MAE 6.979 </text:span><text:span text:style-name="T6">μ</text:span>g/m3<text:span text:style-name="T11">)</text:span>.</text:p>
          </table:table-cell>
          <table:covered-table-cell/>
          <table:table-cell table:style-name="Tabela1.A2" office:value-type="string">
            <text:p text:style-name="P10">MATLAB – użyty do weryfikacji wyników w porównaniu do modelu liniowego ARX. Brak informacji o narzędziach użytych do implementacji samych metod.</text:p>
          </table:table-cell>
          <table:table-cell table:style-name="Tabela1.G2" office:value-type="string">
            <text:p text:style-name="P85">Artykuł potencjalnie przydatny do podjęcia decyzji odnośnie danych wejściowych modelu.</text:p>
          </table:table-cell>
        </table:table-row>
        <table:table-row>
          <table:table-cell table:style-name="Tabela1.A2" office:value-type="string">
            <text:p text:style-name="P51"><text:span text:style-name="T3">LOYA, Nahun, et al. Forecast of air quality based on ozone by decision trees and neural networks. In: </text:span><text:span text:style-name="T4">Mexican International Conference on Artificial Intelligence</text:span><text:span text:style-name="T3">. Springer, Berlin, Heidelberg, 2012. p. 97-106.</text:span></text:p>
            <text:p text:style-name="P49"/>
          </table:table-cell>
          <table:table-cell table:style-name="Tabela1.A2" office:value-type="string">
            <text:p text:style-name="P12">Dane pochodzą z 3 stacji meteorologicznych na terenie Mexico City. <text:span text:style-name="T18">Pomiary były wykonywane co godzinę w okresie między 2010 – 2011 r.</text:span></text:p>
            <text:p text:style-name="P12">Zanieczyszczenia: 03, CO, NO2.</text:p>
            <text:p text:style-name="P12">Parametry brane pod uwagę: </text:p>
            <text:list xml:id="list2082510881182311535" text:style-name="L3">
              <text:list-item>
                <text:p text:style-name="P97"><text:span text:style-name="T13">g</text:span><text:span text:style-name="T12">odzina,</text:span></text:p>
              </text:list-item>
              <text:list-item>
                <text:p text:style-name="P70">temperatura, </text:p>
              </text:list-item>
              <text:list-item>
                <text:p text:style-name="P70">wilgotność względna,</text:p>
              </text:list-item>
              <text:list-item>
                <text:p text:style-name="P70">prędkość i kierunek wiatru.</text:p>
              </text:list-item>
            </text:list>
            <text:p text:style-name="P14">Zależności między parametrami a zanieczyszczeniem oszacowano na podstawie testu chi-kwadrat.</text:p>
            <text:p text:style-name="P18">Poziomy zanieczyszczeń zostały zdyskretyzowane.</text:p>
          </table:table-cell>
          <table:table-cell table:style-name="Tabela1.A2" office:value-type="string">
            <text:p text:style-name="P95">Cel predykcji: </text:p>
            <text:p text:style-name="P95"/>
            <text:p text:style-name="P95">Multi Layer Perceptron</text:p>
            <text:p text:style-name="P47">najlepsze rezultaty dla 1 warstwy ukrytej z 8 lub 9 neuronami (w zależności od stacji meteo)</text:p>
            <text:p text:style-name="P47"/>
            <text:p text:style-name="P101"><text:span text:style-name="T14">C4.5 decision tree:</text:span></text:p>
            <text:p text:style-name="P13">factor =0.05, </text:p>
            <text:p text:style-name="P13">MinNumObj = 2 ,</text:p>
            <text:p text:style-name="P13">Unpruned = F ALSE. </text:p>
            <text:p text:style-name="P46"/>
            <text:p text:style-name="P47">Random Forest:</text:p>
            <text:p text:style-name="P13">MaxDepth = 10,</text:p>
            <text:p text:style-name="P13">Debug = F alse,</text:p>
            <text:p text:style-name="P13">NumTrees = 50,</text:p>
            <text:p text:style-name="P13">Seed = 1;</text:p>
          </table:table-cell>
          <table:table-cell table:style-name="Tabela1.A2" table:number-columns-spanned="2" office:value-type="string">
            <text:p text:style-name="P17">Drzewa decyzyjne okazały się <text:span text:style-name="T20">naj</text:span>skuteczn<text:span text:style-name="T20">iejsze</text:span>. Najlepsze rezultaty uzyskano dla drzew typu Random Forest. Skuteczność była mierzona na podstawie sukcesu klasyfikacji. </text:p>
            <text:p text:style-name="P17"/>
            <text:p text:style-name="P48">Zaproponowano dokonywanie klasyfikacji na danych podzielonych na okresy 8-godzinne. Pozwoliło to na zredukowanie błędów w okresach wzmożonego uwalniania zanieczyszczeń do atmosfery obserwowanych w godzinach 12:00 – 20:00. Skuteczność predykcji sięgnęła wówczas &gt; 80% w godzinach 9:00 – 17:00 i &gt; 90 % w godzinach 1:00 – 8:00 i 18:00 – 24:00.</text:p>
          </table:table-cell>
          <table:covered-table-cell/>
          <table:table-cell table:style-name="Tabela1.A2" office:value-type="string">
            <text:p text:style-name="P13">Weka</text:p>
          </table:table-cell>
          <table:table-cell table:style-name="Tabela1.G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52">Subramanian, V. N. (2016). Data analysis for predicting air pollutant concentration in <text:soft-page-break/>Smart city Uppsala (Dissertation). Retrieved from http://urn.kb.se/resolve?urn=urn:nbn:se:uu:diva-283405</text:p>
          </table:table-cell>
          <table:table-cell table:style-name="Tabela1.A2" office:value-type="string">
            <text:p text:style-name="P19">Dane pochodzące ze stacji monitorującej w Uppsali.</text:p>
            <text:p text:style-name="P20">Rodzaje zanieczyszczeń: PM2.5, PM10, NO, NO2.</text:p>
            <text:p text:style-name="P19">Dane wejściowe:</text:p>
            <text:list xml:id="list5967139258199955225" text:style-name="L4">
              <text:list-item>
                <text:p text:style-name="P71">natężenie ruchu drogowego (szacowana liczba <text:soft-page-break/>samochodów).</text:p>
              </text:list-item>
              <text:list-item>
                <text:p text:style-name="P71">dzień tygodnia,</text:p>
              </text:list-item>
              <text:list-item>
                <text:p text:style-name="P71">godzina,</text:p>
              </text:list-item>
              <text:list-item>
                <text:p text:style-name="P71">temperatura,</text:p>
              </text:list-item>
              <text:list-item>
                <text:p text:style-name="P71">prędkość i kierunek wiatru,</text:p>
              </text:list-item>
              <text:list-item>
                <text:p text:style-name="P71">wilgotność,</text:p>
              </text:list-item>
              <text:list-item>
                <text:p text:style-name="P71">opad deszczu,</text:p>
              </text:list-item>
              <text:list-item>
                <text:p text:style-name="P71">nasłonecznienie,</text:p>
              </text:list-item>
              <text:list-item>
                <text:p text:style-name="P71">poziom zanieczyszczenia 1 i 2 godziny wcześniej.</text:p>
              </text:list-item>
            </text:list>
            <text:p text:style-name="P20">Dane zostały znormalizowane.</text:p>
          </table:table-cell>
          <table:table-cell table:style-name="Tabela1.A2" office:value-type="string">
            <text:p text:style-name="P15">Sieć neuronowa z jedną warstwą ukrytą z 9 neuronami. Parametry algorytmu uczenia:</text:p>
            <text:list xml:id="list5568988137022465856" text:style-name="L5">
              <text:list-item>
                <text:p text:style-name="P72">learning rate = 0.3;</text:p>
              </text:list-item>
              <text:list-item>
                <text:p text:style-name="P72">momentum = 0.2.</text:p>
              </text:list-item>
            </text:list>
            <text:p text:style-name="P15"/>
            <text:p text:style-name="P15">Regresja liniowa wielokrotna <text:span text:style-name="T20">(MLR)</text:span>.</text:p>
          </table:table-cell>
          <table:table-cell table:style-name="Tabela1.A2" table:number-columns-spanned="2" office:value-type="string">
            <text:p text:style-name="P19">Skuteczność sieci neuronowej wyższa niż MLR, ale na porównywalnym poziomie: błąd względny: 37.23% w porównaniu do 40.64%.</text:p>
            <text:p text:style-name="P19">Przewidywany jest poziom <text:soft-page-break/>zanieczyszczenia w chwili t + 1 godz.</text:p>
          </table:table-cell>
          <table:covered-table-cell/>
          <table:table-cell table:style-name="Tabela1.A2" office:value-type="string">
            <text:p text:style-name="P23">Nie wskazano</text:p>
          </table:table-cell>
          <table:table-cell table:style-name="Tabela1.G2" office:value-type="string">
            <text:p text:style-name="P19">W pracy pokazano, że możliwe jest wykorzystanie modelu nauczonego na podstawie danych na temat jednego rodzaju <text:soft-page-break/>zanieczyszczenia PM2.5 do predykcji innego rodzaju zanieczyszczenia – PM10, NO, NO3.</text:p>
          </table:table-cell>
        </table:table-row>
        <table:table-row>
          <table:table-cell table:style-name="Tabela1.A2" office:value-type="string">
            <text:p text:style-name="P52"><text:span text:style-name="T21">Memarianfard, M., Hatami, A., Memarianfard, M. (2017). 'Artificial neural network forecast application for fine particulate matter concentration using meteorological data', </text:span><text:span text:style-name="Emphasis"><text:span text:style-name="T21">Global Journal of Environmental Science and Management</text:span></text:span><text:span text:style-name="T21">, 3(3), pp. 333-340. doi: 10.22034/gjesm.2017.03.03.010</text:span></text:p>
          </table:table-cell>
          <table:table-cell table:style-name="Tabela1.A2" office:value-type="string">
            <text:p text:style-name="P21">Dane zgromadzone w latach 2011 – 2015 przez <text:span text:style-name="T22">19</text:span> stacji monitorowania jakości powietrza w Teheranie.</text:p>
            <text:p text:style-name="P21"/>
            <text:p text:style-name="P21">Parametry wejściowe:</text:p>
            <text:list xml:id="list1695501083436235160" text:style-name="L6">
              <text:list-item>
                <text:p text:style-name="P73">SO2</text:p>
              </text:list-item>
              <text:list-item>
                <text:p text:style-name="P73">NO2</text:p>
              </text:list-item>
              <text:list-item>
                <text:p text:style-name="P73">CO </text:p>
              </text:list-item>
              <text:list-item>
                <text:p text:style-name="P73">wilgotność</text:p>
              </text:list-item>
              <text:list-item>
                <text:p text:style-name="P73">prędkość wiatru</text:p>
              </text:list-item>
              <text:list-item>
                <text:p text:style-name="P73">temperatura</text:p>
              </text:list-item>
            </text:list>
          </table:table-cell>
          <table:table-cell table:style-name="Tabela1.A2" office:value-type="string">
            <text:p text:style-name="P21">Sieć neuronowa z jedną warstwą ukrytą o 6 neuronach i jednym neuronem wyjściowym.</text:p>
            <text:p text:style-name="P22">Sieć była trenowana przez 113 epok.</text:p>
          </table:table-cell>
          <table:table-cell table:style-name="Tabela1.A2" table:number-columns-spanned="2" office:value-type="string">
            <text:p text:style-name="P22">Współczynnik korelacji R <text:span text:style-name="T23">dla zbioru danych</text:span>:</text:p>
            <text:list xml:id="list7485198280226319353" text:style-name="L7">
              <text:list-item>
                <text:p text:style-name="P74">treningowych = 0.65898, </text:p>
              </text:list-item>
              <text:list-item>
                <text:p text:style-name="P74">walidacyjnych = 0.6419, </text:p>
              </text:list-item>
              <text:list-item>
                <text:p text:style-name="P74">testowych = 0.54027,</text:p>
              </text:list-item>
              <text:list-item>
                <text:p text:style-name="P74">całego = 0.62331</text:p>
              </text:list-item>
            </text:list>
          </table:table-cell>
          <table:covered-table-cell/>
          <table:table-cell table:style-name="Tabela1.A2" office:value-type="string">
            <text:p text:style-name="P23">Nie wskazano</text:p>
          </table:table-cell>
          <table:table-cell table:style-name="Tabela1.G2" office:value-type="string">
            <text:p text:style-name="P23">Zdaje się, że w pracy nie wytłumaczono, co dokładnie i z jakim wyprzedzeniem ma być predykowane (np. czy za godzinę dojdzie do przekroczenia dopuszczalnego zanieczyszczenia powietrza</text:p>
          </table:table-cell>
        </table:table-row>
        <table:table-row>
          <table:table-cell table:style-name="Tabela1.A2" office:value-type="string">
            <text:p text:style-name="P53">Hoshyaripour, Gholamali &amp; Brasseur, Guy &amp; Andrade, Maria &amp; <text:soft-page-break/>Gavidia-Calderón, M &amp; Bouarar, I &amp; Ynoue, Rita. (2016). Prediction of ground-level ozone concentration in São Paulo, Brazil: Deterministic versus statistic models. Atmospheric Environment. 145. 365-375. 10.1016/j.atmosenv.2016.09.061. </text:p>
          </table:table-cell>
          <table:table-cell table:style-name="Tabela1.A2" office:value-type="string">
            <text:p text:style-name="P24">Dane pochodzące z <text:span text:style-name="T25">2</text:span> stacji rozmieszczonych na terenie Sao Paulo. Pomiary wykonywane co godzinę</text:p>
            <text:p text:style-name="P24"/>
            <text:p text:style-name="P24"><text:soft-page-break/>Parametry wejściowe <text:span text:style-name="T24">dobierane na podstawie algorytmu Forward Selection, zaczynając od parametru o najwyższej korelacji z poziomem ozonu w momencie t + 1 godzina.</text:span></text:p>
            <text:p text:style-name="P25">Parametry są dodawane tak długo, aż spadek Relative Mean Square Error jest wyższy niż 5%.</text:p>
          </table:table-cell>
          <table:table-cell table:style-name="Tabela1.A2" office:value-type="string">
            <text:p text:style-name="P24">Weather Research and</text:p>
            <text:p text:style-name="P24">Forecasting model with Chemistry <text:span text:style-name="T26">(dane z dodatkowej jednej stacji)</text:span>,</text:p>
            <text:p text:style-name="P24"/>
            <text:p text:style-name="P24">Sieć neuronowa z jedną <text:span text:style-name="T29">warstwą</text:span> ukrytą <text:span text:style-name="T25">z 2 </text:span><text:soft-page-break/><text:span text:style-name="T25">neuronami.</text:span></text:p>
          </table:table-cell>
          <table:table-cell table:style-name="Tabela1.A2" table:number-columns-spanned="2" office:value-type="string">
            <text:p text:style-name="P26">Współczynnik R dla sieci neuronowej przy predykcji średniego dziennego poziomu zanieczyszczenia ozonem <text:span text:style-name="T27">R </text:span>= 0.84 lub 0.75, <text:soft-page-break/><text:span text:style-name="T27">przy RMSE = 8.12% lub 7.76%</text:span> w zależności od stacji.</text:p>
            <text:p text:style-name="P26"/>
            <text:p text:style-name="P27">Dla najwyższego dziennego stężenia ozonu: R = 0.64; <text:s/>0.67, </text:p>
            <text:p text:style-name="P28">RMSE = 21.20% 13.34%</text:p>
            <text:p text:style-name="P27"/>
          </table:table-cell>
          <table:covered-table-cell/>
          <table:table-cell table:style-name="Tabela1.A2" office:value-type="string">
            <text:p text:style-name="P24">System <text:s/>WRF/Chem, </text:p>
            <text:p text:style-name="P24">MATLAB neural network toolbox</text:p>
          </table:table-cell>
          <table:table-cell table:style-name="Tabela1.G2" office:value-type="string">
            <text:p text:style-name="P31">Potencjalnie przydatne ze względu na omówioną literaturę</text:p>
          </table:table-cell>
        </table:table-row>
        <table:table-row>
          <table:table-cell table:style-name="Tabela1.A2" office:value-type="string">
            <text:p text:style-name="P54"/>
          </table:table-cell>
          <table:table-cell table:style-name="Tabela1.G2" table:number-columns-spanned="6" office:value-type="string">
            <text:p text:style-name="P29"/>
            <text:p text:style-name="P29"/>
            <text:p text:style-name="P31"/>
            <text:list xml:id="list5382223346213398602" text:style-name="L8">
              <text:list-header>
                <text:p text:style-name="P75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56">Air Quality - Measurement and Modeling</text:p>
            <text:p text:style-name="P56">ISBN 978-953-51-2765-9, Print ISBN 978-953-51-2764-2, InTech, December 14, 2016 <text:line-break/>DOI: 10.5772/62563</text:p>
            <text:p text:style-name="P55"/>
          </table:table-cell>
          <table:table-cell table:style-name="Tabela1.A2" office:value-type="string">
            <text:p text:style-name="P31">Wymienione czynniki wpływające na zanieczyszczenie PM10:</text:p>
            <text:list xml:id="list2008905174207400974" text:style-name="L9">
              <text:list-item>
                <text:p text:style-name="P76">CO2</text:p>
              </text:list-item>
              <text:list-item>
                <text:p text:style-name="P76">SO2</text:p>
              </text:list-item>
              <text:list-item>
                <text:p text:style-name="P76">NO</text:p>
              </text:list-item>
              <text:list-item>
                <text:p text:style-name="P76">NO2</text:p>
              </text:list-item>
              <text:list-item>
                <text:p text:style-name="P76">O3</text:p>
              </text:list-item>
              <text:list-item>
                <text:p text:style-name="P76">temperatura</text:p>
              </text:list-item>
              <text:list-item>
                <text:p text:style-name="P76">kierunek i prędkość wiatru</text:p>
              </text:list-item>
              <text:list-item>
                <text:p text:style-name="P76">opady</text:p>
              </text:list-item>
              <text:list-item>
                <text:p text:style-name="P76">promieniowanie słoneczne</text:p>
              </text:list-item>
              <text:list-item>
                <text:p text:style-name="P76">godziny ze słońcem</text:p>
              </text:list-item>
              <text:list-item>
                <text:p text:style-name="P76">ciśnienie atmosferyczne</text:p>
              </text:list-item>
              <text:list-item>
                <text:p text:style-name="P76">wilgotność względna</text:p>
              </text:list-item>
              <text:list-item>
                <text:p text:style-name="P76">zachmurzenie</text:p>
              </text:list-item>
              <text:list-item>
                <text:p text:style-name="P76"><text:soft-page-break/>data / godzina</text:p>
              </text:list-item>
            </text:list>
          </table:table-cell>
          <table:table-cell table:style-name="Tabela1.A2" office:value-type="string">
            <text:p text:style-name="P33"/>
          </table:table-cell>
          <table:table-cell table:style-name="Tabela1.A2" table:number-columns-spanned="2" office:value-type="string">
            <text:p text:style-name="P26"/>
          </table:table-cell>
          <table:covered-table-cell/>
          <table:table-cell table:style-name="Tabela1.A2" office:value-type="string">
            <text:p text:style-name="P33"/>
          </table:table-cell>
          <table:table-cell table:style-name="Tabela1.G2" office:value-type="string">
            <text:p text:style-name="P30">Nie jest to paper, a książka poświęcona modelowaniu pogody. Zawiera m.in. opis technik uczenia maszynowego i informacje o czynnikach wpływających na poziom zanieczyszczenia.</text:p>
          </table:table-cell>
        </table:table-row>
        <table:table-row>
          <table:table-cell table:style-name="Tabela1.A2" office:value-type="string">
            <text:p text:style-name="P56">Giorgio Corani, Air quality prediction in Milan: feed-forward neural networks, pruned neural networks and lazy learning, In Ecological Modelling, Volume 185, Issues 2–4, 2005, Pages 513-529, ISSN 0304-3800, https://doi.org/10.1016/j.ecolmodel.2005.01.008.</text:p>
          </table:table-cell>
          <table:table-cell table:style-name="Tabela1.A2" office:value-type="string">
            <text:p text:style-name="P32">Dane gromadzone co godzinę w latach 1999-2001. </text:p>
            <text:p text:style-name="P32"/>
            <text:p text:style-name="P33">Dodatkowo pomiary PM10 z lat 1999-2002</text:p>
            <text:p text:style-name="P32"/>
            <text:p text:style-name="P32">Parametry:</text:p>
            <text:list xml:id="list5104777003926727476" text:style-name="L10">
              <text:list-item>
                <text:p text:style-name="P77">poziom O3</text:p>
              </text:list-item>
              <text:list-item>
                <text:p text:style-name="P77">promieniowanie słoneczne</text:p>
              </text:list-item>
              <text:list-item>
                <text:p text:style-name="P77"><text:span text:style-name="T28">kierunek i </text:span>prędkość wiatru</text:p>
              </text:list-item>
              <text:list-item>
                <text:p text:style-name="P78">opady deszczu</text:p>
              </text:list-item>
              <text:list-item>
                <text:p text:style-name="P78">ciśnienie atmosfetyczne</text:p>
              </text:list-item>
              <text:list-item>
                <text:p text:style-name="P78">wilgotność</text:p>
              </text:list-item>
            </text:list>
            <text:p text:style-name="P33"/>
          </table:table-cell>
          <table:table-cell table:style-name="Tabela1.A2" office:value-type="string">
            <text:p text:style-name="P34">Predykcja ma miejsce danego dnia o godzinie 9:00 i ma na celu określenie średniej kroczącej maksymalnych stężeń ozonu w ciągu następnych 8 godzin.</text:p>
            <text:p text:style-name="P33"/>
            <text:p text:style-name="P33">Sieć neuronowa Feed-forward</text:p>
            <text:p text:style-name="P33">Sieć neuronowa typu pruned – ze zredukowaną liczbą połączeń.</text:p>
            <text:p text:style-name="P33">Lazy Learning</text:p>
          </table:table-cell>
          <table:table-cell table:style-name="Tabela1.A2" table:number-columns-spanned="2" office:value-type="string">
            <text:p text:style-name="P34">Index of agreement d &gt; 0.90 dla wszystkich metod.</text:p>
          </table:table-cell>
          <table:covered-table-cell/>
          <table:table-cell table:style-name="Tabela1.A2" office:value-type="string">
            <text:p text:style-name="P33">Matlab</text:p>
          </table:table-cell>
          <table:table-cell table:style-name="Tabela1.G2" office:value-type="string">
            <text:p text:style-name="P35">Brakuje szczegółów technicznych odnośnie charakterystyki użytej sieci FF odnośnie liczby warstw ukrytych i liczby neuronów w tych warstwach.</text:p>
          </table:table-cell>
        </table:table-row>
        <table:table-row>
          <table:table-cell table:style-name="Tabela1.A2" office:value-type="string">
            <text:p text:style-name="P57">Patricio Perez, Jorge Reyes, Prediction of maximum of 24-h average of PM10 concentrations 30h in advance in Santiago, Chile, In Atmospheric Environment, Volume 36, Issue 28, 2002, Pages 4555-4561, ISSN 1352-2310, https://doi.org/10.1<text:soft-page-break/>016/S1352-2310(02)00419-3.</text:p>
            <text:p text:style-name="P57">(http://www.sciencedirect.com/science/article/pii/S1352231002004193<text:span text:style-name="T31">)</text:span></text:p>
          </table:table-cell>
          <table:table-cell table:style-name="Tabela1.A2" office:value-type="string">
            <text:p text:style-name="P36">Średnie godzinowe stężenie PM10 mierzone od 1.04 do 31.08 w latach 1998-2000.</text:p>
            <text:p text:style-name="P36"/>
            <text:p text:style-name="P37">Parametry wejściowe <text:span text:style-name="T30">(początkowe)</text:span>:</text:p>
            <text:list xml:id="list862460115983687763" text:style-name="L11">
              <text:list-item>
                <text:p text:style-name="P79">średnie godzinowe stężenie PM10 o godzinach 0:00, 6:00, 12:00, 18:00 danego dnia</text:p>
              </text:list-item>
              <text:list-item>
                <text:p text:style-name="P79">maksymalne stężenie PM10 między godziną 19:00 poprzedniego dnia a 18:00 obecnego</text:p>
              </text:list-item>
              <text:list-item>
                <text:p text:style-name="P79">minimalna średnia z 1 godziny wilgotności w okresie między 19:00 poprzedniego dnia a 18:00 obecnego</text:p>
              </text:list-item>
              <text:list-item>
                <text:p text:style-name="P79"><text:soft-page-break/>maksymalna temperatura - jak wyżej (19:00 – 18:00)</text:p>
              </text:list-item>
              <text:list-item>
                <text:p text:style-name="P79">średnia prędkość wiatru – j. w.</text:p>
              </text:list-item>
            </text:list>
            <text:p text:style-name="P37"/>
            <text:p text:style-name="P37">Dodatkowo – parametry prognozowane na następny dzień:</text:p>
            <text:list xml:id="list850190174837801558" text:style-name="L12">
              <text:list-item>
                <text:p text:style-name="P80">minimalna średnia godzinowa wilgotność względna</text:p>
              </text:list-item>
              <text:list-item>
                <text:p text:style-name="P80">maksymalna temperatura</text:p>
              </text:list-item>
              <text:list-item>
                <text:p text:style-name="P80">różnica między najwyższą a najniższą temperaturą</text:p>
              </text:list-item>
              <text:list-item>
                <text:p text:style-name="P80">średnia prędkość wiatru</text:p>
              </text:list-item>
            </text:list>
            <text:p text:style-name="P37"/>
            <text:p text:style-name="P37">Parametr wyjściowy: maksymalne stężenie PM10 w ciągu kolejnych 24 godzin.</text:p>
          </table:table-cell>
          <table:table-cell table:style-name="Tabela1.A2" office:value-type="string">
            <text:p text:style-name="P38">Sieci neuronowe z o następujących konfiguracjach (liczba neuronów w na warstwę):</text:p>
            <text:list xml:id="list8567528202536282708" text:style-name="L13">
              <text:list-item>
                <text:p text:style-name="P81">6 – 1 (Error = 16%)</text:p>
              </text:list-item>
              <text:list-item>
                <text:p text:style-name="P81">6 – 4 – 3 -1 (Error 16%)</text:p>
              </text:list-item>
            </text:list>
            <text:p text:style-name="P38"/>
            <text:p text:style-name="P38">Najniższy błąd obliczony jako<text:span text:style-name="T36"> względny błąd </text:span><text:s/><text:span text:style-name="T36">średniokwadratowy (</text:span>Relative Mean Square Error <text:span text:style-name="T36">)</text:span> po zbiorze danych pochodzących z roku 1998 i następujących danych wejściowych:</text:p>
            <text:list xml:id="list6907681584164042536" text:style-name="L14">
              <text:list-item>
                <text:p text:style-name="P82">stężenie PM10 o 12:00</text:p>
              </text:list-item>
              <text:list-item>
                <text:p text:style-name="P82">stężenie PM10 o 18:00</text:p>
              </text:list-item>
              <text:list-item>
                <text:p text:style-name="P82">maksymalna temperatura</text:p>
              </text:list-item>
              <text:list-item>
                <text:p text:style-name="P82">prognozowana maksymalna temperatura dla następnego dnia</text:p>
              </text:list-item>
              <text:list-item>
                <text:p text:style-name="P82">różnica między prognozowaną temp. <text:soft-page-break/>Maksymalną i minimalną następnego dnia</text:p>
              </text:list-item>
              <text:list-item>
                <text:p text:style-name="P82">średnia prognozowana prędkość wiatru</text:p>
              </text:list-item>
            </text:list>
            <text:p text:style-name="P38"/>
          </table:table-cell>
          <table:table-cell table:style-name="Tabela1.A2" table:number-columns-spanned="2" office:value-type="string">
            <text:p text:style-name="P38">Różne błędy <text:span text:style-name="T38">względne</text:span> w zależności od zestawu parametrów wejściowych i danych wykorzystanych do tr<text:span text:style-name="T37">e</text:span>nowania. Najniższy błąd 16% dla danych z 1998 roku. Najwyższy: 22% dla danych z lat 1998-1999.</text:p>
          </table:table-cell>
          <table:covered-table-cell/>
          <table:table-cell table:style-name="Tabela1.A2" office:value-type="string">
            <text:p text:style-name="P39">Nie wskazano</text:p>
          </table:table-cell>
          <table:table-cell table:style-name="Tabela1.G2" office:value-type="string">
            <text:p text:style-name="P39">Praca opublikowana w 2002 roku. Ważna ze względów historycznych, ale raczej mało użyteczna.</text:p>
          </table:table-cell>
        </table:table-row>
        <table:table-row>
          <table:table-cell table:style-name="Tabela1.A2" office:value-type="string">
            <text:p text:style-name="P58">Artificial neural network models for prediction of daily fine particulate matter concentrations in Algiers</text:p>
            <text:p text:style-name="P58">M. R. Chellali, H. Abderrahim, A. Hamou, A. Nebatti, J. Janovec</text:p>
            <text:p text:style-name="P59">2016</text:p>
          </table:table-cell>
          <table:table-cell table:style-name="Tabela1.A2" office:value-type="string">
            <text:p text:style-name="P40">Dane zapisywane co godzinę, pochodzące ze stacji meteorologicznej w Aligerze. Zebrane w latach 2002 – 2003.</text:p>
            <text:p text:style-name="P40"/>
            <text:p text:style-name="P40">Parametry (wartości zaobserwowane 24 godziny wcześniej, z wyjątkiem wilgotności – 48 godzin):</text:p>
            <text:list xml:id="list2998949598627317183" text:style-name="L15">
              <text:list-item>
                <text:p text:style-name="P83">stężenie PM10</text:p>
              </text:list-item>
              <text:list-item>
                <text:p text:style-name="P83">prędkość wiatru</text:p>
              </text:list-item>
              <text:list-item>
                <text:p text:style-name="P83">wilgotność względna </text:p>
              </text:list-item>
              <text:list-item>
                <text:p text:style-name="P83">temperatura</text:p>
              </text:list-item>
            </text:list>
            <text:p text:style-name="P40"/>
            <text:p text:style-name="P41">Dane były niekompletne. Wybrakowane <text:s/>5% danych wynikało głównie z przerw w dostępie do energii elektrycznej. Wybrakowane dane nie zostały użyte.</text:p>
          </table:table-cell>
          <table:table-cell table:style-name="Tabela1.A2" office:value-type="string">
            <text:p text:style-name="P45">Cel predykcji: średnie dzienne stężenie PM10.</text:p>
            <text:p text:style-name="P45"/>
            <text:p text:style-name="P41">MLP, jedna warstwa ukryta. <text:span text:style-name="T32">Dla dwóch warstw dokładność predykcji była niesatysfakcjonująca. </text:span></text:p>
            <text:p text:style-name="P41"/>
            <text:p text:style-name="P43">Najlepsze wyniki dla sieci 4-15-1.</text:p>
            <text:p text:style-name="P43">learning rate = 0.05</text:p>
            <text:p text:style-name="P43">liczba epok = 23</text:p>
          </table:table-cell>
          <table:table-cell table:style-name="Tabela1.A2" office:value-type="string">
            <text:p text:style-name="P43">Learning rate</text:p>
            <text:p text:style-name="P43">NMSE</text:p>
            <text:p text:style-name="P43">MAE</text:p>
            <text:p text:style-name="P43">δ</text:p>
            <text:p text:style-name="P43">FS</text:p>
            <text:p text:style-name="P43">FB</text:p>
            <text:p text:style-name="P43">IA</text:p>
            <text:p text:style-name="P43">RMSE</text:p>
            <text:p text:style-name="P43">ARPE</text:p>
            <text:p text:style-name="P43">R<text:span text:style-name="T33">2</text:span></text:p>
            <text:p text:style-name="P43">Slope</text:p>
          </table:table-cell>
          <table:table-cell table:style-name="Tabela1.A2" office:value-type="string">
            <text:p text:style-name="P43">0.05</text:p>
            <text:p text:style-name="P43">0.003756 10.79852</text:p>
            <text:p text:style-name="P43">3.28611</text:p>
            <text:p text:style-name="P43">−0.01881</text:p>
            <text:p text:style-name="P43">−0.04604</text:p>
            <text:p text:style-name="P43">0.96</text:p>
            <text:p text:style-name="P43">13.78</text:p>
            <text:p text:style-name="P43">0.158043</text:p>
            <text:p text:style-name="P43">0.85358</text:p>
            <text:p text:style-name="P43">0.8868</text:p>
          </table:table-cell>
          <table:table-cell table:style-name="Tabela1.A2" office:value-type="string">
            <text:p text:style-name="P41">MATLAB 7 neural network toolbox</text:p>
          </table:table-cell>
          <table:table-cell table:style-name="Tabela1.G2" office:value-type="string">
            <text:p text:style-name="P42">Dokładnie opisane dane i eksperymenty razem z miarami jakości predykcji.</text:p>
            <text:p text:style-name="P44">Zawiera tabelę z porównaniem rezultatów z innymi pracami.</text:p>
            <text:p text:style-name="P42">Przydatny artykuł.</text:p>
          </table:table-cell>
        </table:table-row>
        <table:table-row>
          <table:table-cell table:style-name="Tabela1.A2" office:value-type="string">
            <text:p text:style-name="P62">Forecasting hourly PM2.5 in Santiago de Chile with <text:soft-page-break/>emphasis on night episodes</text:p>
            <text:p text:style-name="P62">Patricio Perez, Ernesto Gramsch</text:p>
            <text:p text:style-name="P62">2015</text:p>
          </table:table-cell>
          <table:table-cell table:style-name="Tabela1.A2" office:value-type="string">
            <text:p text:style-name="P87">Dane gromadzone co godzinę przez 2 stacje monitorujące na terenie Santiago de Chile <text:span text:style-name="T35">pochodzące z lat </text:span><text:soft-page-break/><text:span text:style-name="T35">2010-2011</text:span>.</text:p>
            <text:p text:style-name="P88">Dane testowe pochodzą z 2012 r.</text:p>
            <text:p text:style-name="P87"/>
            <text:p text:style-name="P87">Parametry wejściowe (jeśli nie zaznaczono inaczej, pochodzące ze stacji Cerro Navia):</text:p>
            <text:list xml:id="list3803342853381378763" text:style-name="L16">
              <text:list-item>
                <text:p text:style-name="P99"><text:span text:style-name="T15">średnie stężenie PM2.5 o 18:00,</text:span></text:p>
              </text:list-item>
              <text:list-item>
                <text:p text:style-name="P99"><text:span text:style-name="T15">średnie stężenie PM2.5 o 19:00,</text:span></text:p>
              </text:list-item>
              <text:list-item>
                <text:p text:style-name="P99"><text:span text:style-name="T15">średnie stężenie PM10 o 18:00,</text:span></text:p>
              </text:list-item>
              <text:list-item>
                <text:p text:style-name="P99"><text:span text:style-name="T15">średnie stężenie PM10 o 19:00,</text:span></text:p>
              </text:list-item>
              <text:list-item>
                <text:p text:style-name="P99"><text:span text:style-name="T15">średnie stężenie PM2.5 o 18:00 przy stacji Pudahuel,</text:span></text:p>
              </text:list-item>
              <text:list-item>
                <text:p text:style-name="P99"><text:span text:style-name="T15">średnie stężenie PM2.5 o 19:00 przy stacji Pudahuel,</text:span></text:p>
              </text:list-item>
              <text:list-item>
                <text:p text:style-name="P99"><text:span text:style-name="T15">średnie stężenie PM10 o 18:00 przy stacji Pudahuel,</text:span></text:p>
              </text:list-item>
              <text:list-item>
                <text:p text:style-name="P99"><text:span text:style-name="T15">średnie stężenie PM10 o 19:00 przy stacji Pudahuel,</text:span></text:p>
              </text:list-item>
              <text:list-item>
                <text:p text:style-name="P99"><text:span text:style-name="T15">prędkość wiatru o 19:00,</text:span></text:p>
              </text:list-item>
              <text:list-item>
                <text:p text:style-name="P98"><text:span text:style-name="T12">wilgotność względna o 19:00,</text:span></text:p>
              </text:list-item>
              <text:list-item>
                <text:p text:style-name="P100"><text:span text:style-name="T12">amplituda temperatury aktualnego dnia,</text:span></text:p>
              </text:list-item>
              <text:list-item>
                <text:p text:style-name="P100"><text:span text:style-name="T12">prognozowana amplituda temperatury kolejnego dnia,</text:span></text:p>
              </text:list-item>
              <text:list-item>
                <text:p text:style-name="P100"><text:span text:style-name="T12">prognozowany współczynnik wentylacji PMCA kolejnego dnia.</text:span></text:p>
              </text:list-item>
            </text:list>
          </table:table-cell>
          <table:table-cell table:style-name="Tabela1.A2" office:value-type="string">
            <text:p text:style-name="P86">Cel predykcji: <text:span text:style-name="T34">średn godzinowyi poziom zanieczyszczenia PM2.5. Predykcja odbywa się dla godzin. 20:00 danego dnia do 16:00 </text:span><text:soft-page-break/><text:span text:style-name="T34">dnia kolejnego dla okresu 1.04.2012 – 31.08.2012.</text:span></text:p>
            <text:p text:style-name="P86"/>
            <text:p text:style-name="P88">Dla każdego opóźnienia (+1h, +2h, …, + 15h) została wytrenowana osobna sieć.</text:p>
            <text:p text:style-name="P86"/>
            <text:p text:style-name="P87">Sieć neuronowa feedforward – 13 zmiennych wejściowych, 1 warstwa ukryta z 8 neuronami, 1 neuron wyjściowy</text:p>
            <text:p text:style-name="P86"/>
            <text:p text:style-name="P86"/>
          </table:table-cell>
          <table:table-cell table:style-name="Tabela1.A2" table:number-columns-spanned="2" office:value-type="string">
            <text:p text:style-name="P89">Błąd względny rzędu 30%.</text:p>
          </table:table-cell>
          <table:covered-table-cell/>
          <table:table-cell table:style-name="Tabela1.A2" office:value-type="string">
            <text:p text:style-name="P89">Nie wskazano.</text:p>
          </table:table-cell>
          <table:table-cell table:style-name="Tabela1.G2" office:value-type="string">
            <text:p text:style-name="P42"/>
          </table:table-cell>
        </table:table-row>
        <table:table-row>
          <table:table-cell table:style-name="Tabela1.A2" office:value-type="string">
            <text:p text:style-name="P64">Neural network forecast of daily pollution <text:soft-page-break/>concentration using optimal meteorological data at synoptic and local scales</text:p>
            <text:p text:style-name="P64">Ana Russo, Pedro G. Lind , Frank Raischel , Ricardo Trigo, Manuel Mendes</text:p>
          </table:table-cell>
          <table:table-cell table:style-name="Tabela1.A2" office:value-type="string">
            <text:p text:style-name="P93">Dane gromadzone przez 12 stacji monitorujących na terenie Lizbony w latach 2002 – 2006. Dane z roku 2006 zostały wykorzystane do <text:soft-page-break/>testów, pozostałe - do trenowania.</text:p>
            <text:p text:style-name="P93"/>
            <text:p text:style-name="P93">Parametry wejściowe <text:span text:style-name="T39">(zmierzone dnia poprzedniego)</text:span>:</text:p>
            <text:list xml:id="list3608439099380957429" text:style-name="L17">
              <text:list-item>
                <text:p text:style-name="P94">średnie dzienne stężenie NO, NO2, CO, PM10,</text:p>
              </text:list-item>
              <text:list-item>
                <text:p text:style-name="P94">maksymalne dzienne stężenie PM10,</text:p>
              </text:list-item>
              <text:list-item>
                <text:p text:style-name="P94">stężenie PM10 o 0:00,</text:p>
              </text:list-item>
              <text:list-item>
                <text:p text:style-name="P94">Circulation Weather Type, określony na podstawie ciśnienia średniego ciśnienia na poziomie morza (SLP), wilgotności względnej, temperatury i wysokości <text:span text:style-name="T40">geopotencjalnej</text:span> <text:span text:style-name="T40">dla 1000 hPa,</text:span></text:p>
              </text:list-item>
              <text:list-item>
                <text:p text:style-name="P94">wysokość warstwy granicznej (boundary layer height) o godzinach: 3:00, 9:00, 21:00 (chodzi o najniższą warstwę atmosfery, która ulega dobowym wahaniom temperatury),</text:p>
              </text:list-item>
              <text:list-item>
                <text:p text:style-name="P94">maksymalna dzienna temperatura,</text:p>
              </text:list-item>
              <text:list-item>
                <text:p text:style-name="P94">średni kierunek wiatru,</text:p>
              </text:list-item>
              <text:list-item>
                <text:p text:style-name="P94">średnia prędkość wiatru,</text:p>
              </text:list-item>
              <text:list-item>
                <text:p text:style-name="P94">średnia wilgotność względna,</text:p>
              </text:list-item>
              <text:list-item>
                <text:p text:style-name="P94"><text:span text:style-name="T41">radiancja.</text:span></text:p>
              </text:list-item>
            </text:list>
          </table:table-cell>
          <table:table-cell table:style-name="Tabela1.A2" office:value-type="string">
            <text:p text:style-name="P41"/>
          </table:table-cell>
          <table:table-cell table:style-name="Tabela1.A2" office:value-type="string">
            <text:p text:style-name="P43"/>
          </table:table-cell>
          <table:table-cell table:style-name="Tabela1.A2" office:value-type="string">
            <text:p text:style-name="P43"/>
          </table:table-cell>
          <table:table-cell table:style-name="Tabela1.A2" office:value-type="string">
            <text:p text:style-name="P41"/>
          </table:table-cell>
          <table:table-cell table:style-name="Tabela1.G2" office:value-type="string">
            <text:p text:style-name="P42"/>
          </table:table-cell>
        </table:table-row>
        <table:table-row>
          <table:table-cell table:style-name="Tabela1.A2" office:value-type="string">
            <text:p text:style-name="P58"/>
          </table:table-cell>
          <table:table-cell table:style-name="Tabela1.A2" office:value-type="string">
            <text:p text:style-name="P40"/>
          </table:table-cell>
          <table:table-cell table:style-name="Tabela1.A2" office:value-type="string">
            <text:p text:style-name="P41"/>
          </table:table-cell>
          <table:table-cell table:style-name="Tabela1.A2" office:value-type="string">
            <text:p text:style-name="P43"/>
          </table:table-cell>
          <table:table-cell table:style-name="Tabela1.A2" office:value-type="string">
            <text:p text:style-name="P43"/>
          </table:table-cell>
          <table:table-cell table:style-name="Tabela1.A2" office:value-type="string">
            <text:p text:style-name="P41"/>
          </table:table-cell>
          <table:table-cell table:style-name="Tabela1.G2" office:value-type="string">
            <text:p text:style-name="P42"/>
          </table:table-cell>
        </table:table-row>
        <table:table-row>
          <table:table-cell table:style-name="Tabela1.A2" office:value-type="string">
            <text:p text:style-name="P58"/>
          </table:table-cell>
          <table:table-cell table:style-name="Tabela1.A2" office:value-type="string">
            <text:p text:style-name="P40"/>
          </table:table-cell>
          <table:table-cell table:style-name="Tabela1.A2" office:value-type="string">
            <text:p text:style-name="P41"/>
          </table:table-cell>
          <table:table-cell table:style-name="Tabela1.A2" office:value-type="string">
            <text:p text:style-name="P43"/>
          </table:table-cell>
          <table:table-cell table:style-name="Tabela1.A2" office:value-type="string">
            <text:p text:style-name="P43"/>
          </table:table-cell>
          <table:table-cell table:style-name="Tabela1.A2" office:value-type="string">
            <text:p text:style-name="P41"/>
          </table:table-cell>
          <table:table-cell table:style-name="Tabela1.G2" office:value-type="string">
            <text:p text:style-name="P42"/>
          </table:table-cell>
        </table:table-row>
      </table:table>
      <text:p text:style-name="Standard"/>
      <text:p text:style-name="P60">Obserwacje ogólne:</text:p>
      <text:list xml:id="list7181044165419558792" text:style-name="L18">
        <text:list-item>
          <text:p text:style-name="P61">dominujące podejście w znalezionych pracach – sieć neuronowa z pojedynczą warstwą ukrytą;</text:p>
        </text:list-item>
        <text:list-item>
          <text:p text:style-name="P61"><text:soft-page-break/>używane miary skuteczności modeli:</text:p>
          <text:list>
            <text:list-item>
              <text:p text:style-name="P61">korelacja, </text:p>
            </text:list-item>
            <text:list-item>
              <text:p text:style-name="P61">współczynnik Pearson’a PC,</text:p>
            </text:list-item>
            <text:list-item>
              <text:p text:style-name="P61">Relative Mean Square Error,</text:p>
            </text:list-item>
            <text:list-item>
              <text:p text:style-name="P61">Mean Absolute Error,</text:p>
            </text:list-item>
            <text:list-item>
              <text:p text:style-name="P61">Index of Agreement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21:06:38.625371863</meta:creation-date>
    <dc:date>2017-11-13T20:32:08.785000809</dc:date>
    <meta:editing-duration>PT4H51M26S</meta:editing-duration>
    <meta:editing-cycles>56</meta:editing-cycles>
    <meta:generator>LibreOffice/5.1.6.2$Linux_X86_64 LibreOffice_project/10m0$Build-2</meta:generator>
    <meta:document-statistic meta:table-count="1" meta:image-count="0" meta:object-count="0" meta:page-count="9" meta:paragraph-count="259" meta:word-count="1992" meta:character-count="13748" meta:non-whitespace-character-count="12080"/>
  </office:meta>
</office:document-meta>
</file>